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ccff" draw:textarea-vertical-align="middle"/>
    </style:style>
    <style:style style:name="gr2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3cm" svg:stroke-color="#ff0000" draw:marker-start-width="1.1cm" draw:marker-end-width="1.1cm" svg:stroke-linecap="round" draw:fill="none" draw:textarea-vertical-align="middle" fo:padding-top="0.275cm" fo:padding-bottom="0.275cm" fo:padding-left="0.4cm" fo:padding-right="0.4cm"/>
    </style:style>
    <style:style style:name="gr5" style:family="graphic" style:parent-style-name="standard">
      <style:graphic-properties draw:stroke="none" svg:stroke-color="#ff0000" draw:fill-color="#000000" draw:textarea-horizontal-align="justify" draw:textarea-vertical-align="middle" draw:auto-grow-height="false" fo:min-height="0.314cm" fo:min-width="0.064cm"/>
    </style:style>
    <style:style style:name="gr6" style:family="graphic" style:parent-style-name="standard">
      <style:graphic-properties draw:stroke="none" svg:stroke-color="#ff0000" draw:fill-color="#000000" draw:textarea-horizontal-align="justify" draw:textarea-vertical-align="middle" draw:auto-grow-height="false" fo:min-height="0.314cm" fo:min-width="0.065cm"/>
    </style:style>
    <style:style style:name="gr7" style:family="graphic" style:parent-style-name="standard">
      <style:graphic-properties draw:stroke="none" svg:stroke-color="#ff0000" draw:fill-color="#000000" draw:textarea-horizontal-align="justify" draw:textarea-vertical-align="middle" draw:auto-grow-height="false" fo:min-height="0.315cm" fo:min-width="0.065cm"/>
    </style:style>
    <style:style style:name="P1" style:family="paragraph">
      <loext:graphic-properties draw:fill-color="#ffcc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標準">
        <draw:polygon draw:style-name="gr1" draw:text-style-name="P1" draw:layer="layout" svg:width="17.299cm" svg:height="18.799cm" svg:x="4.3cm" svg:y="1.2cm" svg:viewBox="0 0 17300 18800" draw:points="0,18800 17300,18800 6400,0 0,0">
          <text:p/>
        </draw:polygon>
        <draw:line draw:style-name="gr2" draw:text-style-name="P2" draw:layer="layout" svg:x1="4.3cm" svg:y1="2.826cm" svg:x2="24.3cm" svg:y2="2.826cm">
          <text:p/>
        </draw:line>
        <draw:line draw:style-name="gr2" draw:text-style-name="P2" draw:layer="layout" svg:x1="4.3cm" svg:y1="7.968cm" svg:x2="24.3cm" svg:y2="7.968cm">
          <text:p/>
        </draw:line>
        <draw:line draw:style-name="gr2" draw:text-style-name="P2" draw:layer="layout" svg:x1="4.3cm" svg:y1="13.133cm" svg:x2="24.3cm" svg:y2="13.133cm">
          <text:p/>
        </draw:line>
        <draw:line draw:style-name="gr2" draw:text-style-name="P2" draw:layer="layout" svg:x1="4.3cm" svg:y1="18.275cm" svg:x2="24.3cm" svg:y2="18.275cm">
          <text:p/>
        </draw:line>
        <draw:line draw:style-name="gr3" draw:text-style-name="P2" draw:layer="layout" svg:x1="4.306cm" svg:y1="20cm" svg:x2="15.207cm" svg:y2="1.177cm">
          <text:p/>
        </draw:line>
        <draw:line draw:style-name="gr2" draw:text-style-name="P2" draw:layer="layout" svg:x1="10.288cm" svg:y1="20cm" svg:x2="21.18cm" svg:y2="1.193cm">
          <text:p/>
        </draw:line>
        <draw:line draw:style-name="gr2" draw:text-style-name="P2" draw:layer="layout" svg:x1="4.3cm" svg:y1="9.715cm" svg:x2="9.216cm" svg:y2="1.223cm">
          <text:p/>
        </draw:line>
        <draw:line draw:style-name="gr2" draw:text-style-name="P2" draw:layer="layout" svg:x1="16.228cm" svg:y1="20cm" svg:x2="24.3cm" svg:y2="6.06cm">
          <text:p/>
        </draw:line>
        <draw:line draw:style-name="gr2" draw:text-style-name="P2" draw:layer="layout" svg:x1="22.222cm" svg:y1="20cm" svg:x2="24.3cm" svg:y2="16.406cm">
          <text:p/>
        </draw:line>
        <draw:line draw:style-name="gr2" draw:text-style-name="P2" draw:layer="layout" svg:x1="18.276cm" svg:y1="20cm" svg:x2="7.4cm" svg:y2="1.223cm">
          <text:p/>
        </draw:line>
        <draw:line draw:style-name="gr2" draw:text-style-name="P2" draw:layer="layout" svg:x1="24.241cm" svg:y1="20cm" svg:x2="13.353cm" svg:y2="1.2cm">
          <text:p/>
        </draw:line>
        <draw:line draw:style-name="gr2" draw:text-style-name="P2" draw:layer="layout" svg:x1="24.3cm" svg:y1="9.852cm" svg:x2="19.285cm" svg:y2="1.193cm">
          <text:p/>
        </draw:line>
        <draw:line draw:style-name="gr2" draw:text-style-name="P2" draw:layer="layout" svg:x1="12.3cm" svg:y1="19.977cm" svg:x2="4.3cm" svg:y2="6.166cm">
          <text:p/>
        </draw:line>
        <draw:line draw:style-name="gr2" draw:text-style-name="P2" draw:layer="layout" svg:x1="6.352cm" svg:y1="20cm" svg:x2="4.3cm" svg:y2="16.454cm">
          <text:p/>
        </draw:line>
        <draw:line draw:style-name="gr4" draw:text-style-name="P2" draw:layer="layout" svg:x1="10.667cm" svg:y1="1.3cm" svg:x2="21.513cm" svg:y2="19.908cm">
          <text:p/>
        </draw:line>
        <draw:custom-shape draw:style-name="gr5" draw:text-style-name="P3" draw:layer="layout" svg:width="0.798cm" svg:height="0.798cm" svg:x="10.859cm" svg:y="7.5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798cm" svg:height="0.798cm" svg:x="13.869cm" svg:y="12.7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798cm" svg:height="0.798cm" svg:x="16.862cm" svg:y="7.5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798cm" svg:height="0.798cm" svg:x="7.908cm" svg:y="2.4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draw:layer="layout" svg:width="0.797cm" svg:height="0.798cm" svg:x="10.904cm" svg:y="17.8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" draw:layer="layout" svg:width="0.797cm" svg:height="0.797cm" svg:x="7.935cm" svg:y="12.7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798cm" svg:height="0.798cm" svg:x="19.847cm" svg:y="12.7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798cm" svg:height="0.798cm" svg:x="13.878cm" svg:y="2.4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798cm" svg:height="0.798cm" svg:x="16.839cm" svg:y="17.8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798cm" svg:height="0.798cm" svg:x="22.822cm" svg:y="7.5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798cm" svg:height="0.798cm" svg:x="4.92cm" svg:y="7.5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draw:layer="layout" svg:width="0.797cm" svg:height="0.798cm" svg:x="4.903cm" svg:y="17.8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798cm" svg:height="0.798cm" svg:x="22.847cm" svg:y="17.8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798cm" svg:height="0.798cm" svg:x="19.816cm" svg:y="2.4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9:29:21.550818856</meta:creation-date>
    <dc:date>2016-12-17T18:57:49.640396362</dc:date>
    <meta:editing-duration>PT18M50S</meta:editing-duration>
    <meta:editing-cycles>6</meta:editing-cycles>
    <meta:generator>LibreOffice/5.1.4.2$Linux_X86_64 LibreOffice_project/10m0$Build-2</meta:generator>
    <meta:document-statistic meta:object-count="30"/>
  </office:meta>
</office:document-meta>
</file>